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6.99cm" table:align="left"/>
    </style:style>
    <style:style style:name="Table1.A" style:family="table-column">
      <style:table-column-properties style:column-width="10.119cm"/>
    </style:style>
    <style:style style:name="Table1.B" style:family="table-column">
      <style:table-column-properties style:column-width="6.87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fo:language="fr" fo:country="CA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Quotations">
      <style:text-properties fo:language="fr" fo:country="CA"/>
    </style:style>
    <style:style style:name="P4" style:family="paragraph" style:parent-style-name="Text_20_body">
      <style:text-properties fo:language="fr" fo:country="CA"/>
    </style:style>
    <style:style style:name="P5" style:family="paragraph" style:parent-style-name="Preformatted_20_Text">
      <style:text-properties fo:language="fr" fo:country="CA"/>
    </style:style>
    <style:style style:name="P6" style:family="paragraph" style:parent-style-name="Heading_20_4">
      <style:text-properties fo:language="fr" fo:country="CA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officeooo:paragraph-rsid="0017e90b"/>
    </style:style>
    <style:style style:name="P9" style:family="paragraph" style:parent-style-name="Heading_20_2">
      <style:paragraph-properties fo:break-before="page"/>
      <style:text-properties officeooo:paragraph-rsid="0017e90b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Horizontal_20_Line">
      <style:text-properties fo:language="fr" fo:country="FR"/>
    </style:style>
    <style:style style:name="P12" style:family="paragraph" style:parent-style-name="Heading_20_2">
      <style:text-properties fo:language="fr" fo:country="FR"/>
    </style:style>
    <style:style style:name="P13" style:family="paragraph" style:parent-style-name="Heading_20_3">
      <style:text-properties fo:language="fr" fo:country="FR"/>
    </style:style>
    <style:style style:name="P14" style:family="paragraph" style:parent-style-name="Text_20_body" style:list-style-name="L2">
      <style:text-properties fo:language="fr" fo:country="FR"/>
    </style:style>
    <style:style style:name="P15" style:family="paragraph" style:parent-style-name="Text_20_body">
      <style:text-properties fo:language="fr" fo:country="FR"/>
    </style:style>
    <style:style style:name="P16" style:family="paragraph" style:parent-style-name="Quotations">
      <style:text-properties fo:language="fr" fo:country="FR"/>
    </style:style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4">
      <style:text-properties fo:language="fr" fo:country="FR"/>
    </style:style>
    <style:style style:name="P20" style:family="paragraph" style:parent-style-name="Table_20_Heading">
      <style:text-properties fo:language="fr" fo:country="FR"/>
    </style:style>
    <style:style style:name="P21" style:family="paragraph" style:parent-style-name="Text_20_body" style:list-style-name="L5">
      <style:text-properties fo:language="fr" fo:country="FR"/>
    </style:style>
    <style:style style:name="P22" style:family="paragraph" style:parent-style-name="Text_20_body" style:list-style-name="L5"/>
    <style:style style:name="P23" style:family="paragraph" style:parent-style-name="Text_20_body" style:list-style-name="L6"/>
    <style:style style:name="P24" style:family="paragraph" style:parent-style-name="Text_20_body" style:list-style-name="L7"/>
    <style:style style:name="P25" style:family="paragraph" style:parent-style-name="Text_20_body" style:list-style-name="L8"/>
    <style:style style:name="P26" style:family="paragraph" style:parent-style-name="Text_20_body" style:list-style-name="L9"/>
    <style:style style:name="P27" style:family="paragraph" style:parent-style-name="Text_20_body" style:list-style-name="L10"/>
    <style:style style:name="T1" style:family="text">
      <style:text-properties fo:language="fr" fo:country="CA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1b647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✅ Étapes pour installer PostgreSQL et l'utiliser avec un projet Node.js</text:h>
      <text:h text:style-name="Heading_20_3" text:outline-level="3"><text:span text:style-name="T1">🔹 1. </text:span><text:span text:style-name="Strong_20_Emphasis"><text:span text:style-name="T1">Installation de PostgreSQL sur Ubuntu</text:span></text:span></text:h>
      <text:p text:style-name="Preformatted_20_Text"><text:span text:style-name="Source_20_Text"><text:span text:style-name="T1">sudo apt update</text:span></text:span></text:p>
      <text:p text:style-name="P2"><text:span text:style-name="Source_20_Text"><text:span text:style-name="T1">sudo apt install postgresql postgresql-contrib</text:span></text:span></text:p>
      <text:p text:style-name="P3">Vérifie que PostgreSQL est bien installé :</text:p>
      <text:p text:style-name="P2"><text:span text:style-name="Source_20_Text"><text:span text:style-name="T1">sudo systemctl status postgresql</text:span></text:span></text:p>
      <text:h text:style-name="Heading_20_3" text:outline-level="3"><text:span text:style-name="T1">🔹 2. </text:span><text:span text:style-name="Strong_20_Emphasis"><text:span text:style-name="T1">Accéder à PostgreSQL et créer une base de données</text:span></text:span></text:h>
      <text:p text:style-name="P4">Connecte-toi à l’interface PostgreSQL en tant que superutilisateur :</text:p>
      <text:p text:style-name="Preformatted_20_Text"><text:span text:style-name="Source_20_Text"><text:span text:style-name="T1">sudo -i -u postgres</text:span></text:span></text:p>
      <text:p text:style-name="P2"><text:span text:style-name="Source_20_Text"><text:span text:style-name="T1">psql</text:span></text:span></text:p>
      <text:p text:style-name="Text_20_body"><text:span text:style-name="T1">Une fois dans le prompt </text:span><text:span text:style-name="Source_20_Text"><text:span text:style-name="T1">psql</text:span></text:span><text:span text:style-name="T1">, tu peux créer un utilisateur et une base de données :</text:span></text:p>
      <text:p text:style-name="Preformatted_20_Text"><text:span text:style-name="Source_20_Text"><text:span text:style-name="T1">-- Créer un utilisateur</text:span></text:span></text:p>
      <text:p text:style-name="Preformatted_20_Text"><text:span text:style-name="Source_20_Text"><text:span text:style-name="T1">CREATE USER monuser WITH PASSWORD 'monmotdepasse';</text:span></text:span></text:p>
      <text:p text:style-name="P5"/>
      <text:p text:style-name="Preformatted_20_Text"><text:span text:style-name="Source_20_Text"><text:span text:style-name="T1">-- Créer une base de données</text:span></text:span></text:p>
      <text:p text:style-name="Preformatted_20_Text"><text:span text:style-name="Source_20_Text"><text:span text:style-name="T1">CREATE DATABASE mabdd;</text:span></text:span></text:p>
      <text:p text:style-name="P5"/>
      <text:p text:style-name="Preformatted_20_Text"><text:span text:style-name="Source_20_Text"><text:span text:style-name="T1">-- Donner tous les droits à l'utilisateur sur la base</text:span></text:span></text:p>
      <text:p text:style-name="Preformatted_20_Text"><text:span text:style-name="Source_20_Text"><text:span text:style-name="T1">GRANT ALL PRIVILEGES ON DATABASE mabdd TO monuser;</text:span></text:span></text:p>
      <text:p text:style-name="P5"/>
      <text:p text:style-name="Preformatted_20_Text"><text:span text:style-name="Source_20_Text"><text:span text:style-name="T1">-- Quitter psql</text:span></text:span></text:p>
      <text:p text:style-name="P2"><text:span text:style-name="Source_20_Text"><text:span text:style-name="T1">\q</text:span></text:span></text:p>
      <text:p text:style-name="Text_20_body"><text:span text:style-name="T1">Tu peux maintenant quitter l’utilisateur </text:span><text:span text:style-name="Source_20_Text"><text:span text:style-name="T1">postgres</text:span></text:span><text:span text:style-name="T1"> :</text:span></text:p>
      <text:p text:style-name="P2"><text:span text:style-name="Source_20_Text"><text:span text:style-name="T1">exit</text:span></text:span></text:p>
      <text:h text:style-name="Heading_20_3" text:outline-level="3"><text:span text:style-name="T1">🔹 3. </text:span><text:span text:style-name="Strong_20_Emphasis"><text:span text:style-name="T1">Tester la connexion à PostgreSQL depuis le terminal</text:span></text:span></text:h>
      <text:p text:style-name="P4">Installe un client PostgreSQL :</text:p>
      <text:p text:style-name="P2"><text:span text:style-name="Source_20_Text"><text:span text:style-name="T1">sudo apt install postgresql-client</text:span></text:span></text:p>
      <text:p text:style-name="P4">Puis :</text:p>
      <text:p text:style-name="P2"><text:span text:style-name="Source_20_Text"><text:span text:style-name="T1">psql -h localhost -U monuser -d mabdd</text:span></text:span></text:p>
      <text:h text:style-name="Heading_20_3" text:outline-level="3"><text:span text:style-name="T1">🔹 4. </text:span><text:span text:style-name="Strong_20_Emphasis"><text:span text:style-name="T1">Utiliser PostgreSQL dans un projet Node.js</text:span></text:span></text:h>
      <text:h text:style-name="P6" text:outline-level="4">a. Installe les dépendances nécessaires</text:h>
      <text:p text:style-name="P4">Dans ton projet Node.js :</text:p>
      <text:p text:style-name="P2"><text:span text:style-name="Source_20_Text"><text:span text:style-name="T1">npm install pg sequelize pg-hstore</text:span></text:span></text:p>
      <text:h text:style-name="P6" text:outline-level="4"><text:soft-page-break/>b. Configure la connexion Sequelize (ORM)</text:h>
      <text:p text:style-name="Text_20_body"><text:span text:style-name="T1">Dans un fichier comme </text:span><text:span text:style-name="Source_20_Text"><text:span text:style-name="T1">config/database.js</text:span></text:span><text:span text:style-name="T1"> :</text:span></text:p>
      <text:p text:style-name="Preformatted_20_Text"><text:span text:style-name="Source_20_Text"><text:span text:style-name="T1">const { Sequelize } = require('sequelize');</text:span></text:span></text:p>
      <text:p text:style-name="P5"/>
      <text:p text:style-name="Preformatted_20_Text"><text:span text:style-name="Source_20_Text"><text:span text:style-name="T1">const sequelize = new Sequelize('mabdd', 'monuser', 'monmotdepasse', {</text:span></text:span></text:p>
      <text:p text:style-name="Preformatted_20_Text"><text:span text:style-name="Source_20_Text"><text:span text:style-name="T1"><text:s text:c="2"/>host: 'localhost',</text:span></text:span></text:p>
      <text:p text:style-name="Preformatted_20_Text"><text:span text:style-name="Source_20_Text"><text:span text:style-name="T1"><text:s text:c="2"/>dialect: 'postgres',</text:span></text:span></text:p>
      <text:p text:style-name="Preformatted_20_Text"><text:span text:style-name="Source_20_Text"><text:span text:style-name="T1"><text:s text:c="2"/>port: 5432, // facultatif si c’est le port par défaut</text:span></text:span></text:p>
      <text:p text:style-name="Preformatted_20_Text"><text:span text:style-name="Source_20_Text"><text:span text:style-name="T1">});</text:span></text:span></text:p>
      <text:p text:style-name="P5"/>
      <text:p text:style-name="P2"><text:span text:style-name="Source_20_Text"><text:span text:style-name="T1">module.exports = sequelize;</text:span></text:span></text:p>
      <text:h text:style-name="P6" text:outline-level="4">c. Exemple de modèle Sequelize</text:h>
      <text:p text:style-name="Text_20_body"><text:span text:style-name="T1">Dans </text:span><text:span text:style-name="Source_20_Text"><text:span text:style-name="T1">models/User.js</text:span></text:span><text:span text:style-name="T1"> :</text:span></text:p>
      <text:p text:style-name="Preformatted_20_Text"><text:span text:style-name="Source_20_Text"><text:span text:style-name="T1">const { DataTypes } = require('sequelize');</text:span></text:span></text:p>
      <text:p text:style-name="Preformatted_20_Text"><text:span text:style-name="Source_20_Text"><text:span text:style-name="T1">const sequelize = require('../config/database');</text:span></text:span></text:p>
      <text:p text:style-name="P5"/>
      <text:p text:style-name="Preformatted_20_Text"><text:span text:style-name="Source_20_Text"><text:span text:style-name="T1">const User = sequelize.define('User', {</text:span></text:span></text:p>
      <text:p text:style-name="Preformatted_20_Text"><text:span text:style-name="Source_20_Text"><text:span text:style-name="T1"><text:s text:c="2"/>firstname: DataTypes.STRING,</text:span></text:span></text:p>
      <text:p text:style-name="Preformatted_20_Text"><text:span text:style-name="Source_20_Text"><text:span text:style-name="T1"><text:s text:c="2"/>lastname: DataTypes.STRING,</text:span></text:span></text:p>
      <text:p text:style-name="Preformatted_20_Text"><text:span text:style-name="Source_20_Text"><text:span text:style-name="T1"><text:s text:c="2"/>email: {</text:span></text:span></text:p>
      <text:p text:style-name="Preformatted_20_Text"><text:span text:style-name="Source_20_Text"><text:span text:style-name="T1"><text:s text:c="4"/>type: DataTypes.STRING,</text:span></text:span></text:p>
      <text:p text:style-name="Preformatted_20_Text"><text:span text:style-name="Source_20_Text"><text:span text:style-name="T1"><text:s text:c="4"/>unique: true,</text:span></text:span></text:p>
      <text:p text:style-name="Preformatted_20_Text"><text:span text:style-name="Source_20_Text"><text:span text:style-name="T1"><text:s text:c="2"/>},</text:span></text:span></text:p>
      <text:p text:style-name="Preformatted_20_Text"><text:span text:style-name="Source_20_Text"><text:span text:style-name="T1"><text:s text:c="2"/>password: DataTypes.STRING,</text:span></text:span></text:p>
      <text:p text:style-name="Preformatted_20_Text"><text:span text:style-name="Source_20_Text"><text:span text:style-name="T1">}, {</text:span></text:span></text:p>
      <text:p text:style-name="Preformatted_20_Text"><text:span text:style-name="Source_20_Text"><text:span text:style-name="T1"><text:s text:c="2"/>tableName: 'users'</text:span></text:span></text:p>
      <text:p text:style-name="Preformatted_20_Text"><text:span text:style-name="Source_20_Text"><text:span text:style-name="T1">});</text:span></text:span></text:p>
      <text:p text:style-name="P5"/>
      <text:p text:style-name="P2"><text:span text:style-name="Source_20_Text"><text:span text:style-name="T1">module.exports = User;</text:span></text:span></text:p>
      <text:h text:style-name="P6" text:outline-level="4">d. Synchronisation et test</text:h>
      <text:p text:style-name="Text_20_body"><text:span text:style-name="T1">Dans ton </text:span><text:span text:style-name="Source_20_Text"><text:span text:style-name="T1">server.js</text:span></text:span><text:span text:style-name="T1"> :</text:span></text:p>
      <text:p text:style-name="Preformatted_20_Text"><text:span text:style-name="Source_20_Text"><text:span text:style-name="T1">const express = require('express');</text:span></text:span></text:p>
      <text:p text:style-name="Preformatted_20_Text"><text:span text:style-name="Source_20_Text"><text:span text:style-name="T1">const sequelize = require('./config/database');</text:span></text:span></text:p>
      <text:p text:style-name="Preformatted_20_Text"><text:span text:style-name="Source_20_Text"><text:span text:style-name="T1">const User = require('./models/User');</text:span></text:span></text:p>
      <text:p text:style-name="P5"/>
      <text:p text:style-name="Preformatted_20_Text"><text:span text:style-name="Source_20_Text"><text:span text:style-name="T1">const app = express();</text:span></text:span></text:p>
      <text:p text:style-name="Preformatted_20_Text"><text:span text:style-name="Source_20_Text"><text:span text:style-name="T1">app.use(express.json());</text:span></text:span></text:p>
      <text:p text:style-name="P5"/>
      <text:p text:style-name="Preformatted_20_Text"><text:span text:style-name="Source_20_Text"><text:span text:style-name="T1">sequelize.sync()</text:span></text:span></text:p>
      <text:p text:style-name="Preformatted_20_Text"><text:span text:style-name="Source_20_Text"><text:span text:style-name="T1"><text:s text:c="2"/>.then(() =&gt; {</text:span></text:span></text:p>
      <text:p text:style-name="Preformatted_20_Text"><text:span text:style-name="Source_20_Text"><text:span text:style-name="T1"><text:s text:c="4"/>console.log('Base de données PostgreSQL synchronisée');</text:span></text:span></text:p>
      <text:p text:style-name="Preformatted_20_Text"><text:span text:style-name="Source_20_Text"><text:span text:style-name="T1"><text:s text:c="2"/>})</text:span></text:span></text:p>
      <text:p text:style-name="Preformatted_20_Text"><text:span text:style-name="Source_20_Text"><text:span text:style-name="T1"><text:s text:c="2"/>.catch((err) =&gt; {</text:span></text:span></text:p>
      <text:p text:style-name="Preformatted_20_Text"><text:span text:style-name="Source_20_Text"><text:span text:style-name="T1"><text:s text:c="4"/>console.error('Erreur de connexion à la BDD PostgreSQL :', err);</text:span></text:span></text:p>
      <text:p text:style-name="Preformatted_20_Text"><text:span text:style-name="Source_20_Text"><text:span text:style-name="T1"><text:s text:c="2"/>});</text:span></text:span></text:p>
      <text:p text:style-name="P5"/>
      <text:p text:style-name="Preformatted_20_Text"><text:span text:style-name="Source_20_Text"><text:span text:style-name="T1">app.post('/register', async (req, res) =&gt; {</text:span></text:span></text:p>
      <text:p text:style-name="Preformatted_20_Text"><text:span text:style-name="Source_20_Text"><text:span text:style-name="T1"><text:s text:c="2"/>try {</text:span></text:span></text:p>
      <text:p text:style-name="Preformatted_20_Text"><text:span text:style-name="Source_20_Text"><text:span text:style-name="T1"><text:s text:c="4"/>const user = await User.create(req.body);</text:span></text:span></text:p>
      <text:p text:style-name="Preformatted_20_Text"><text:span text:style-name="Source_20_Text"><text:span text:style-name="T1"><text:s text:c="4"/>res.json(user);</text:span></text:span></text:p>
      <text:p text:style-name="Preformatted_20_Text"><text:span text:style-name="Source_20_Text"><text:span text:style-name="T1"><text:s text:c="2"/>} catch (err) {</text:span></text:span></text:p>
      <text:p text:style-name="Preformatted_20_Text"><text:span text:style-name="Source_20_Text"><text:span text:style-name="T1"><text:s text:c="4"/>res.status(500).json({ error: err.message });</text:span></text:span></text:p>
      <text:p text:style-name="Preformatted_20_Text"><text:span text:style-name="Source_20_Text"><text:span text:style-name="T1"><text:s text:c="2"/>}</text:span></text:span></text:p>
      <text:p text:style-name="Preformatted_20_Text"><text:span text:style-name="Source_20_Text"><text:span text:style-name="T1">});</text:span></text:span></text:p>
      <text:p text:style-name="P5"/>
      <text:p text:style-name="P2"><text:soft-page-break/><text:span text:style-name="Source_20_Text"><text:span text:style-name="T1">app.listen(3000, () =&gt; console.log('Serveur Node.js en écoute sur le port 3000'));</text:span></text:span></text:p>
      <text:h text:style-name="P1" text:outline-level="2">🔎 Vérifications supplémentaires</text:h>
      <text:list text:style-name="L1">
        <text:list-item>
          <text:p text:style-name="P7"><text:span text:style-name="Strong_20_Emphasis"><text:span text:style-name="T1">Ports ouverts</text:span></text:span><text:span text:style-name="T1"> : PostgreSQL doit bien écouter sur 5432 (</text:span><text:span text:style-name="Source_20_Text"><text:span text:style-name="T1">sudo ss -tnlp | grep 5432</text:span></text:span><text:span text:style-name="T1">)</text:span></text:p>
        </text:list-item>
        <text:list-item>
          <text:p text:style-name="P7"><text:span text:style-name="Strong_20_Emphasis"><text:span text:style-name="T1">Pas de conflit avec MySQL</text:span></text:span><text:span text:style-name="T1"> : assure-toi que MySQL est sur </text:span><text:span text:style-name="Source_20_Text"><text:span text:style-name="T1">3306</text:span></text:span><text:span text:style-name="T1"> et PostgreSQL sur </text:span><text:span text:style-name="Source_20_Text"><text:span text:style-name="T1">5432</text:span></text:span><text:span text:style-name="T1">.</text:span></text:p>
        </text:list-item>
        <text:list-item>
          <text:p text:style-name="P8"><text:span text:style-name="Strong_20_Emphasis"><text:span text:style-name="T1">Sécurité</text:span></text:span><text:span text:style-name="T1"> : configure le fichier </text:span><text:span text:style-name="Source_20_Text"><text:span text:style-name="T1">/etc/postgresql/14/main/pg_hba.conf</text:span></text:span><text:span text:style-name="T1"> si tu veux accepter des connexions distantes plus tard (par défaut, seules les connexions locales sont autorisées).</text:span></text:p>
        </text:list-item>
      </text:list>
      <text:h text:style-name="P9" text:outline-level="2">📁 Arborescence du projet</text:h>
      <text:p text:style-name="Preformatted_20_Text"><text:span text:style-name="Source_20_Text">mini-postgres-node/</text:span></text:p>
      <text:p text:style-name="Preformatted_20_Text"><text:span text:style-name="Source_20_Text">├── config/</text:span></text:p>
      <text:p text:style-name="Preformatted_20_Text"><text:span text:style-name="Source_20_Text">│ <text:s text:c="2"/>└── database.js</text:span></text:p>
      <text:p text:style-name="Preformatted_20_Text"><text:span text:style-name="Source_20_Text">├── models/</text:span></text:p>
      <text:p text:style-name="Preformatted_20_Text"><text:span text:style-name="Source_20_Text">│ <text:s text:c="2"/>└── User.js</text:span></text:p>
      <text:p text:style-name="Preformatted_20_Text"><text:span text:style-name="Source_20_Text">├── server.js</text:span></text:p>
      <text:p text:style-name="P2"><text:span text:style-name="Source_20_Text">├── package.json</text:span></text:p>
      <text:p text:style-name="Horizontal_20_Line"/>
      <text:h text:style-name="Heading_20_2" text:outline-level="2">🔧 Étape 1 : Crée les fichiers</text:h>
      <text:h text:style-name="Heading_20_3" text:outline-level="3">📄 <text:span text:style-name="Source_20_Text">package.json</text:span></text:h>
      <text:p text:style-name="Text_20_body">Crée ce fichier à la racine :</text:p>
      <text:p text:style-name="Preformatted_20_Text"><text:span text:style-name="Source_20_Text">{</text:span></text:p>
      <text:p text:style-name="Preformatted_20_Text"><text:span text:style-name="Source_20_Text"><text:s text:c="2"/>"name": "mini-postgres-node",</text:span></text:p>
      <text:p text:style-name="Preformatted_20_Text"><text:span text:style-name="Source_20_Text"><text:s text:c="2"/>"version": "1.0.0",</text:span></text:p>
      <text:p text:style-name="Preformatted_20_Text"><text:span text:style-name="Source_20_Text"><text:s text:c="2"/>"main": "server.js",</text:span></text:p>
      <text:p text:style-name="Preformatted_20_Text"><text:span text:style-name="Source_20_Text"><text:s text:c="2"/>"type": "module",</text:span></text:p>
      <text:p text:style-name="Preformatted_20_Text"><text:span text:style-name="Source_20_Text"><text:s text:c="2"/>"scripts": {</text:span></text:p>
      <text:p text:style-name="Preformatted_20_Text"><text:span text:style-name="Source_20_Text"><text:s text:c="4"/>"start": "node server.js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dependencies": {</text:span></text:p>
      <text:p text:style-name="Preformatted_20_Text"><text:span text:style-name="Source_20_Text"><text:s text:c="4"/>"express": "^4.18.2",</text:span></text:p>
      <text:p text:style-name="Preformatted_20_Text"><text:span text:style-name="Source_20_Text"><text:s text:c="4"/>"pg": "^8.11.1",</text:span></text:p>
      <text:p text:style-name="Preformatted_20_Text"><text:span text:style-name="Source_20_Text"><text:s text:c="4"/>"pg-hstore": "^2.3.4",</text:span></text:p>
      <text:p text:style-name="Preformatted_20_Text"><text:span text:style-name="Source_20_Text"><text:s text:c="4"/>"sequelize": "^6.35.1"</text:span></text:p>
      <text:p text:style-name="Preformatted_20_Text"><text:span text:style-name="Source_20_Text"><text:s text:c="2"/>}</text:span></text:p>
      <text:p text:style-name="P2"><text:span text:style-name="Source_20_Text">}</text:span></text:p>
      <text:p text:style-name="Text_20_body">Ensuite, installe les dépendances :</text:p>
      <text:p text:style-name="P2"><text:span text:style-name="Source_20_Text">npm install</text:span></text:p>
      <text:h text:style-name="Heading_20_3" text:outline-level="3">📄 <text:span text:style-name="Source_20_Text">config/database.js</text:span></text:h>
      <text:p text:style-name="Preformatted_20_Text"><text:span text:style-name="Source_20_Text">import { Sequelize } from 'sequelize';</text:span></text:p>
      <text:p text:style-name="Preformatted_20_Text"/>
      <text:p text:style-name="Preformatted_20_Text"><text:span text:style-name="Source_20_Text">const sequelize = new Sequelize('mabdd', 'monuser', 'monmotdepasse', {</text:span></text:p>
      <text:p text:style-name="Preformatted_20_Text"><text:span text:style-name="Source_20_Text"><text:s text:c="2"/>host: 'localhost',</text:span></text:p>
      <text:p text:style-name="Preformatted_20_Text"><text:span text:style-name="Source_20_Text"><text:s text:c="2"/>dialect: 'postgres',</text:span></text:p>
      <text:p text:style-name="Preformatted_20_Text"><text:span text:style-name="Source_20_Text"><text:s text:c="2"/>logging: false</text:span></text:p>
      <text:p text:style-name="Preformatted_20_Text"><text:span text:style-name="Source_20_Text">});</text:span></text:p>
      <text:p text:style-name="Preformatted_20_Text"/>
      <text:p text:style-name="P2"><text:span text:style-name="Source_20_Text">export default sequelize;</text:span></text:p>
      <text:p text:style-name="Text_20_body">Remplace <text:span text:style-name="Source_20_Text">mabdd</text:span>, <text:span text:style-name="Source_20_Text">monuser</text:span>, et <text:span text:style-name="Source_20_Text">monmotdepasse</text:span> par tes vraies informations.</text:p>
      <text:h text:style-name="Heading_20_3" text:outline-level="3">📄 <text:span text:style-name="Source_20_Text">models/User.js</text:span></text:h>
      <text:p text:style-name="Preformatted_20_Text"><text:span text:style-name="Source_20_Text">import { DataTypes } from 'sequelize';</text:span></text:p>
      <text:p text:style-name="Preformatted_20_Text"><text:span text:style-name="Source_20_Text">import sequelize from '../config/database.js';</text:span></text:p>
      <text:p text:style-name="Preformatted_20_Text"/>
      <text:p text:style-name="Preformatted_20_Text"><text:span text:style-name="Source_20_Text">const User = sequelize.define('User', {</text:span></text:p>
      <text:p text:style-name="Preformatted_20_Text"><text:soft-page-break/><text:span text:style-name="Source_20_Text"><text:s text:c="2"/>firstname: {</text:span></text:p>
      <text:p text:style-name="Preformatted_20_Text"><text:span text:style-name="Source_20_Text"><text:s text:c="4"/>type: DataTypes.STRING,</text:span></text:p>
      <text:p text:style-name="Preformatted_20_Text"><text:span text:style-name="Source_20_Text"><text:s text:c="4"/>allowNull: false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lastname: {</text:span></text:p>
      <text:p text:style-name="Preformatted_20_Text"><text:span text:style-name="Source_20_Text"><text:s text:c="4"/>type: DataTypes.STRING,</text:span></text:p>
      <text:p text:style-name="Preformatted_20_Text"><text:span text:style-name="Source_20_Text"><text:s text:c="4"/>allowNull: false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email: {</text:span></text:p>
      <text:p text:style-name="Preformatted_20_Text"><text:span text:style-name="Source_20_Text"><text:s text:c="4"/>type: DataTypes.STRING,</text:span></text:p>
      <text:p text:style-name="Preformatted_20_Text"><text:span text:style-name="Source_20_Text"><text:s text:c="4"/>unique: true,</text:span></text:p>
      <text:p text:style-name="Preformatted_20_Text"><text:span text:style-name="Source_20_Text"><text:s text:c="4"/>allowNull: false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password: {</text:span></text:p>
      <text:p text:style-name="Preformatted_20_Text"><text:span text:style-name="Source_20_Text"><text:s text:c="4"/>type: DataTypes.STRING,</text:span></text:p>
      <text:p text:style-name="Preformatted_20_Text"><text:span text:style-name="Source_20_Text"><text:s text:c="4"/>allowNull: false</text:span></text:p>
      <text:p text:style-name="Preformatted_20_Text"><text:span text:style-name="Source_20_Text"><text:s text:c="2"/>}</text:span></text:p>
      <text:p text:style-name="Preformatted_20_Text"><text:span text:style-name="Source_20_Text">});</text:span></text:p>
      <text:p text:style-name="Preformatted_20_Text"/>
      <text:p text:style-name="P2"><text:span text:style-name="Source_20_Text">export default User;</text:span></text:p>
      <text:p text:style-name="Horizontal_20_Line"/>
      <text:h text:style-name="Heading_20_3" text:outline-level="3">📄 <text:span text:style-name="Source_20_Text">server.js</text:span></text:h>
      <text:p text:style-name="Preformatted_20_Text"><text:span text:style-name="Source_20_Text">import express from 'express';</text:span></text:p>
      <text:p text:style-name="Preformatted_20_Text"><text:span text:style-name="Source_20_Text">import sequelize from './config/database.js';</text:span></text:p>
      <text:p text:style-name="Preformatted_20_Text"><text:span text:style-name="Source_20_Text">import User from './models/User.js';</text:span></text:p>
      <text:p text:style-name="Preformatted_20_Text"/>
      <text:p text:style-name="Preformatted_20_Text"><text:span text:style-name="Source_20_Text">const app = express();</text:span></text:p>
      <text:p text:style-name="Preformatted_20_Text"><text:span text:style-name="Source_20_Text">app.use(express.json());</text:span></text:p>
      <text:p text:style-name="Preformatted_20_Text"/>
      <text:p text:style-name="Preformatted_20_Text"><text:span text:style-name="Source_20_Text">// Test connexion PostgreSQL</text:span></text:p>
      <text:p text:style-name="Preformatted_20_Text"><text:span text:style-name="Source_20_Text">sequelize.authenticate()</text:span></text:p>
      <text:p text:style-name="Preformatted_20_Text"><text:span text:style-name="Source_20_Text"><text:s text:c="2"/>.then(() =&gt; console.log('✅ Connexion à PostgreSQL réussie.'))</text:span></text:p>
      <text:p text:style-name="Preformatted_20_Text"><text:span text:style-name="Source_20_Text"><text:s text:c="2"/>.catch(err =&gt; console.error('❌ Échec de la connexion à PostgreSQL :', err));</text:span></text:p>
      <text:p text:style-name="Preformatted_20_Text"/>
      <text:p text:style-name="Preformatted_20_Text"><text:span text:style-name="Source_20_Text">// Synchroniser la base</text:span></text:p>
      <text:p text:style-name="Preformatted_20_Text"><text:span text:style-name="Source_20_Text">sequelize.sync({ alter: true })</text:span></text:p>
      <text:p text:style-name="Preformatted_20_Text"><text:span text:style-name="Source_20_Text"><text:s text:c="2"/>.then(() =&gt; console.log('📦 Modèles synchronisés avec la base de données.'));</text:span></text:p>
      <text:p text:style-name="Preformatted_20_Text"/>
      <text:p text:style-name="Preformatted_20_Text"><text:span text:style-name="Source_20_Text">// Route d’inscription</text:span></text:p>
      <text:p text:style-name="Preformatted_20_Text"><text:span text:style-name="Source_20_Text">app.post('/register', async (req, res) =&gt; {</text:span></text:p>
      <text:p text:style-name="Preformatted_20_Text"><text:span text:style-name="Source_20_Text"><text:s text:c="2"/>try {</text:span></text:p>
      <text:p text:style-name="Preformatted_20_Text"><text:span text:style-name="Source_20_Text"><text:s text:c="4"/>const user = await User.create(req.body);</text:span></text:p>
      <text:p text:style-name="Preformatted_20_Text"><text:span text:style-name="Source_20_Text"><text:s text:c="4"/>res.status(201).json(user);</text:span></text:p>
      <text:p text:style-name="Preformatted_20_Text"><text:span text:style-name="Source_20_Text"><text:s text:c="2"/>} catch (err) {</text:span></text:p>
      <text:p text:style-name="Preformatted_20_Text"><text:span text:style-name="Source_20_Text"><text:s text:c="4"/>res.status(400).json({ message: err.message });</text:span></text:p>
      <text:p text:style-name="Preformatted_20_Text"><text:span text:style-name="Source_20_Text"><text:s text:c="2"/>}</text:span></text:p>
      <text:p text:style-name="Preformatted_20_Text"><text:span text:style-name="Source_20_Text">});</text:span></text:p>
      <text:p text:style-name="Preformatted_20_Text"/>
      <text:p text:style-name="P2"><text:span text:style-name="Source_20_Text">app.listen(3000, () =&gt; console.log('🚀 Serveur Node.js en écoute sur http://localhost:3000'));</text:span></text:p>
      <text:p text:style-name="Horizontal_20_Line"/>
      <text:h text:style-name="Heading_20_2" text:outline-level="2">▶️ Étape 2 : Lancer le projet</text:h>
      <text:p text:style-name="P2"><text:span text:style-name="Source_20_Text">npm start</text:span></text:p>
      <text:p text:style-name="Horizontal_20_Line"/>
      <text:h text:style-name="Heading_20_2" text:outline-level="2"><text:soft-page-break/>✅ Étape 3 : Tester avec Postman</text:h>
      <text:h text:style-name="Heading_20_3" text:outline-level="3">🔸 URL</text:h>
      <text:p text:style-name="P2"><text:span text:style-name="Source_20_Text">POST http://localhost:3000/register</text:span></text:p>
      <text:h text:style-name="Heading_20_3" text:outline-level="3">🔸 Corps JSON (raw, application/json)</text:h>
      <text:p text:style-name="Preformatted_20_Text"><text:span text:style-name="Source_20_Text">{</text:span></text:p>
      <text:p text:style-name="Preformatted_20_Text"><text:span text:style-name="Source_20_Text"><text:s text:c="2"/>"firstname": "John",</text:span></text:p>
      <text:p text:style-name="Preformatted_20_Text"><text:span text:style-name="Source_20_Text"><text:s text:c="2"/>"lastname": "Doe",</text:span></text:p>
      <text:p text:style-name="Preformatted_20_Text"><text:span text:style-name="Source_20_Text"><text:s text:c="2"/>"email": "john.doe@example.com",</text:span></text:p>
      <text:p text:style-name="Preformatted_20_Text"><text:span text:style-name="Source_20_Text"><text:s text:c="2"/>"password": "123456"</text:span></text:p>
      <text:p text:style-name="P2"><text:span text:style-name="Source_20_Text">}</text:span></text:p>
      <text:p text:style-name="Text_20_body">Tu devrais recevoir une réponse avec les données du nouvel utilisateur.</text:p>
      <text:p text:style-name="P10"><text:span text:style-name="T2">Bien sûr ! Voici un </text:span><text:span text:style-name="Strong_20_Emphasis"><text:span text:style-name="T2">récapitulatif complet et détaillé</text:span></text:span><text:span text:style-name="T2"> de toute la démarche que tu as suivie pour mettre en place ton SGBD PostgreSQL et le client pgAdmin, y compris les configurations, les problèmes rencontrés et leur résolution.</text:span></text:p>
      <text:p text:style-name="P11"/>
      <text:h text:style-name="P12" text:outline-level="2">✅ Objectif :</text:h>
      <text:p text:style-name="Text_20_body"><text:span text:style-name="T2">Mettre en place PostgreSQL 16 sur un serveur Ubuntu local (</text:span><text:span text:style-name="Source_20_Text"><text:span text:style-name="T2">192.168.100.103</text:span></text:span><text:span text:style-name="T2">), le configurer pour l’accès réseau, et gérer les bases de données via </text:span><text:span text:style-name="Strong_20_Emphasis"><text:span text:style-name="T2">pgAdmin 4</text:span></text:span><text:span text:style-name="T2">.</text:span></text:p>
      <text:p text:style-name="P11"/>
      <text:h text:style-name="P12" text:outline-level="2">🧱 1. Installation de PostgreSQL 16</text:h>
      <text:h text:style-name="P13" text:outline-level="3">✅ Étapes réalisées :</text:h>
      <text:list text:style-name="L2">
        <text:list-item>
          <text:p text:style-name="P14">Ajout du dépôt PostgreSQL</text:p>
        </text:list-item>
        <text:list-item>
          <text:p text:style-name="P14">Installation de la version 16 :</text:p>
        </text:list-item>
      </text:list>
      <text:p text:style-name="Preformatted_20_Text"><text:span text:style-name="Source_20_Text"><text:span text:style-name="T2">sudo apt update</text:span></text:span></text:p>
      <text:p text:style-name="P2"><text:span text:style-name="Source_20_Text"><text:span text:style-name="T2">sudo apt install postgresql-16</text:span></text:span></text:p>
      <text:h text:style-name="P13" text:outline-level="3">✅ Vérification :</text:h>
      <text:p text:style-name="P15">Tu as utilisé :</text:p>
      <text:p text:style-name="P2"><text:span text:style-name="Source_20_Text"><text:span text:style-name="T2">pg_lsclusters</text:span></text:span></text:p>
      <text:p text:style-name="P15">Résultat :</text:p>
      <text:p text:style-name="Preformatted_20_Text"><text:span text:style-name="Source_20_Text"><text:span text:style-name="T2">Ver Cluster Port Status Owner <text:s text:c="3"/>Data directory <text:s text:c="13"/>Log file</text:span></text:span></text:p>
      <text:p text:style-name="P2"><text:span text:style-name="Source_20_Text"><text:span text:style-name="T2">16 <text:s/>main <text:s text:c="3"/>5432 online postgres /var/lib/postgresql/16/main /var/log/postgresql/postgresql-16-main.log</text:span></text:span></text:p>
      <text:p text:style-name="Text_20_body"><text:span text:style-name="T2">Cela montre que le </text:span><text:span text:style-name="Strong_20_Emphasis"><text:span text:style-name="T2">cluster PostgreSQL 16 est actif</text:span></text:span><text:span text:style-name="T2">.</text:span></text:p>
      <text:p text:style-name="P11"/>
      <text:h text:style-name="P12" text:outline-level="2">🔧 2. Problème initial rencontré</text:h>
      <text:p text:style-name="Text_20_body"><text:span text:style-name="T2">Lorsque tu as tenté d’ajouter le serveur dans </text:span><text:span text:style-name="Strong_20_Emphasis"><text:span text:style-name="T2">pgAdmin</text:span></text:span><text:span text:style-name="T2">, l’erreur suivante est apparue :</text:span></text:p>
      <text:p text:style-name="P2"><text:span text:style-name="Source_20_Text"><text:span text:style-name="T2">connection failed: connection to server at "192.168.100.103", port 5432 failed: Connection refused</text:span></text:span></text:p>
      <text:p text:style-name="P11"/>
      <text:h text:style-name="P12" text:outline-level="2">🔍 3. Diagnostic</text:h>
      <text:p text:style-name="P15">Tu as vérifié :</text:p>
      <text:p text:style-name="P2"><text:span text:style-name="Source_20_Text"><text:span text:style-name="T2">sudo systemctl status postgresql</text:span></text:span></text:p>
      <text:p text:style-name="Text_20_body"><text:soft-page-break/><text:span text:style-name="T2">Mais le cluster </text:span><text:span text:style-name="Source_20_Text"><text:span text:style-name="T2">postgresql@14-main</text:span></text:span><text:span text:style-name="T2"> (lié à une ancienne version) était </text:span><text:span text:style-name="Strong_20_Emphasis"><text:span text:style-name="T2">inactif</text:span></text:span><text:span text:style-name="T2">.</text:span></text:p>
      <text:p text:style-name="Text_20_body"><text:span text:style-name="T2">Ensuite, tu as identifié que </text:span><text:span text:style-name="Strong_20_Emphasis"><text:span text:style-name="T2">la version active est bien la 16</text:span></text:span><text:span text:style-name="T2">, pas la 14.</text:span></text:p>
      <text:p text:style-name="P11"/>
      <text:h text:style-name="Heading_20_2" text:outline-level="2"><text:span text:style-name="T2">⚙️ 4. Configuration de </text:span><text:span text:style-name="Source_20_Text"><text:span text:style-name="T2">postgresql.conf</text:span></text:span></text:h>
      <text:p text:style-name="Text_20_body"><text:span text:style-name="T2">Chemin : </text:span><text:span text:style-name="Source_20_Text"><text:span text:style-name="T2">/etc/postgresql/16/main/postgresql.conf</text:span></text:span></text:p>
      <text:h text:style-name="P13" text:outline-level="3">⚠️ Problème :</text:h>
      <text:p text:style-name="P15">La directive suivante était commentée (par défaut) :</text:p>
      <text:p text:style-name="P2"><text:span text:style-name="Source_20_Text"><text:span text:style-name="T2">#listen_addresses = 'localhost'</text:span></text:span></text:p>
      <text:h text:style-name="P13" text:outline-level="3">✅ Correction :</text:h>
      <text:p text:style-name="P15">Tu l’as modifiée en :</text:p>
      <text:p text:style-name="P2"><text:span text:style-name="Source_20_Text"><text:span text:style-name="T2">listen_addresses = '*'</text:span></text:span></text:p>
      <text:p text:style-name="P16">Pour permettre l’écoute sur toutes les interfaces réseau (0.0.0.0)</text:p>
      <text:p text:style-name="P11"/>
      <text:h text:style-name="Heading_20_2" text:outline-level="2"><text:span text:style-name="T2">🔐 5. Configuration de </text:span><text:span text:style-name="Source_20_Text"><text:span text:style-name="T2">pg_hba.conf</text:span></text:span></text:h>
      <text:p text:style-name="Text_20_body"><text:span text:style-name="T2">Chemin : </text:span><text:span text:style-name="Source_20_Text"><text:span text:style-name="T2">/etc/postgresql/16/main/pg_hba.conf</text:span></text:span></text:p>
      <text:h text:style-name="P13" text:outline-level="3">✅ Objectif :</text:h>
      <text:p text:style-name="P15">Permettre l’accès au serveur depuis des machines distantes.</text:p>
      <text:h text:style-name="P13" text:outline-level="3">✅ Ajout effectué :</text:h>
      <text:p text:style-name="P2"><text:span text:style-name="Source_20_Text"><text:span text:style-name="T2">host <text:s text:c="3"/>all <text:s text:c="12"/>all <text:s text:c="12"/>0.0.0.0/0 <text:s text:c="14"/>md5</text:span></text:span></text:p>
      <text:p text:style-name="P16">Cela autorise toutes les IP à se connecter avec mot de passe. (Tu peux plus tard restreindre cette IP range.)</text:p>
      <text:p text:style-name="P11"/>
      <text:h text:style-name="P12" text:outline-level="2">🔁 6. Redémarrage du service</text:h>
      <text:p text:style-name="P2"><text:span text:style-name="Source_20_Text"><text:span text:style-name="T2">sudo systemctl restart postgresql</text:span></text:span></text:p>
      <text:p text:style-name="P15">Puis tu as vérifié l'écoute sur le port :</text:p>
      <text:p text:style-name="P2"><text:span text:style-name="Source_20_Text"><text:span text:style-name="T2">sudo netstat -plnt | grep 5432</text:span></text:span></text:p>
      <text:p text:style-name="P15">Résultat :</text:p>
      <text:p text:style-name="Preformatted_20_Text"><text:span text:style-name="Source_20_Text"><text:span text:style-name="T2">tcp <text:s text:c="7"/>0 <text:s text:c="5"/>0 0.0.0.0:5432 <text:s text:c="2"/>0.0.0.0:* <text:s text:c="2"/>LISTEN <text:s text:c="2"/>1434/postgres</text:span></text:span></text:p>
      <text:p text:style-name="P2"><text:span text:style-name="Source_20_Text"><text:span text:style-name="T2">tcp6 <text:s text:c="6"/>0 <text:s text:c="5"/>0 :::5432 <text:s text:c="7"/>:::* <text:s text:c="7"/>LISTEN <text:s text:c="2"/>1434/postgres</text:span></text:span></text:p>
      <text:p text:style-name="Text_20_body"><text:soft-page-break/><text:span text:style-name="T2">✅ PostgreSQL écoute maintenant correctement sur </text:span><text:span text:style-name="Strong_20_Emphasis"><text:span text:style-name="T2">IPv4 et IPv6</text:span></text:span><text:span text:style-name="T2">, sur toutes les interfaces.</text:span></text:p>
      <text:p text:style-name="P11"/>
      <text:h text:style-name="P12" text:outline-level="2">🌐 7. Installation et accès à pgAdmin 4</text:h>
      <text:p text:style-name="P15">Tu as installé pgAdmin 4 (interface web) et tenté d’ajouter un nouveau serveur dans l’interface :</text:p>
      <text:h text:style-name="P13" text:outline-level="3">📌 Paramètres d’ajout :</text:h>
      <text:list text:style-name="L3">
        <text:list-item>
          <text:p text:style-name="P17"><text:span text:style-name="Strong_20_Emphasis"><text:span text:style-name="T2">Nom</text:span></text:span><text:span text:style-name="T2"> : PostgreSQL-local</text:span></text:p>
        </text:list-item>
        <text:list-item>
          <text:p text:style-name="P17"><text:span text:style-name="Strong_20_Emphasis"><text:span text:style-name="T2">Hôte</text:span></text:span><text:span text:style-name="T2"> : </text:span><text:span text:style-name="Source_20_Text"><text:span text:style-name="T2">192.168.100.103</text:span></text:span></text:p>
        </text:list-item>
        <text:list-item>
          <text:p text:style-name="P17"><text:span text:style-name="Strong_20_Emphasis"><text:span text:style-name="T2">Port</text:span></text:span><text:span text:style-name="T2"> : </text:span><text:span text:style-name="Source_20_Text"><text:span text:style-name="T2">5432</text:span></text:span></text:p>
        </text:list-item>
        <text:list-item>
          <text:p text:style-name="P17"><text:span text:style-name="Strong_20_Emphasis"><text:span text:style-name="T2">Maintenance DB</text:span></text:span><text:span text:style-name="T2"> : </text:span><text:span text:style-name="Source_20_Text"><text:span text:style-name="T2">postgres</text:span></text:span></text:p>
        </text:list-item>
        <text:list-item>
          <text:p text:style-name="P17"><text:span text:style-name="Strong_20_Emphasis"><text:span text:style-name="T2">Utilisateur</text:span></text:span><text:span text:style-name="T2"> : </text:span><text:span text:style-name="Source_20_Text"><text:span text:style-name="T2">postgres</text:span></text:span></text:p>
        </text:list-item>
        <text:list-item>
          <text:p text:style-name="P17"><text:span text:style-name="Strong_20_Emphasis"><text:span text:style-name="T2">Mot de passe</text:span></text:span><text:span text:style-name="T2"> : défini manuellement</text:span></text:p>
        </text:list-item>
      </text:list>
      <text:h text:style-name="P13" text:outline-level="3">⚠️ Problème initial :</text:h>
      <text:p text:style-name="Text_20_body"><text:span text:style-name="T2">Connexion refusée → Résolu après la configuration correcte du </text:span><text:span text:style-name="Source_20_Text"><text:span text:style-name="T2">postgresql.conf</text:span></text:span><text:span text:style-name="T2">, </text:span><text:span text:style-name="Source_20_Text"><text:span text:style-name="T2">pg_hba.conf</text:span></text:span><text:span text:style-name="T2">, et redémarrage du service.</text:span></text:p>
      <text:p text:style-name="P11"/>
      <text:h text:style-name="P12" text:outline-level="2">🔑 8. Définir le mot de passe PostgreSQL</text:h>
      <text:p text:style-name="Text_20_body"><text:span text:style-name="T2">Tu as défini un mot de passe pour l’utilisateur </text:span><text:span text:style-name="Source_20_Text"><text:span text:style-name="T2">postgres</text:span></text:span><text:span text:style-name="T2"> :</text:span></text:p>
      <text:p text:style-name="P2"><text:span text:style-name="Source_20_Text"><text:span text:style-name="T2">sudo -u postgres psql</text:span></text:span></text:p>
      <text:p text:style-name="P15">Dans le prompt :</text:p>
      <text:p text:style-name="P2"><text:span text:style-name="Source_20_Text"><text:span text:style-name="T2">\password postgres</text:span></text:span></text:p>
      <text:p text:style-name="P11"/>
      <text:h text:style-name="P12" text:outline-level="2">🎯 Résultat final</text:h>
      <text:p text:style-name="P15">Tu peux désormais :</text:p>
      <text:list text:style-name="L4">
        <text:list-item>
          <text:p text:style-name="P18"><text:span text:style-name="T2">Te connecter avec pgAdmin à distance à ton serveur PostgreSQL sur </text:span><text:span text:style-name="Source_20_Text"><text:span text:style-name="T2">192.168.100.103</text:span></text:span></text:p>
        </text:list-item>
        <text:list-item>
          <text:p text:style-name="P19">Créer une base de données, des rôles, des utilisateurs</text:p>
        </text:list-item>
        <text:list-item>
          <text:p text:style-name="P19">Préparer la connexion avec ton application Node.js via Sequelize</text:p>
        </text:list-item>
      </text:list>
      <text:p text:style-name="P11"/>
      <text:h text:style-name="P12" text:outline-level="2"><text:soft-page-break/>📚 Résumé des fichiers modifié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0">Fichier</text:p>
            </table:table-cell>
            <table:table-cell table:style-name="Table1.A1" office:value-type="string">
              <text:p text:style-name="P20">Modification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2">/etc/postgresql/16/main/postgresql.conf</text:span></text:span></text:p>
          </table:table-cell>
          <table:table-cell table:style-name="Table1.A1" office:value-type="string">
            <text:p text:style-name="Table_20_Contents"><text:span text:style-name="Source_20_Text"><text:span text:style-name="T2">listen_addresses = '*'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2">/etc/postgresql/16/main/pg_hba.conf</text:span></text:span></text:p>
          </table:table-cell>
          <table:table-cell table:style-name="Table1.A1" office:value-type="string">
            <text:p text:style-name="Table_20_Contents"><text:span text:style-name="Source_20_Text"><text:span text:style-name="T2">host all all 0.0.0.0/0 md5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T2">Mot de passe utilisateur </text:span><text:span text:style-name="Source_20_Text"><text:span text:style-name="T2">postgres</text:span></text:span></text:p>
          </table:table-cell>
          <table:table-cell table:style-name="Table1.A1" office:value-type="string">
            <text:p text:style-name="Table_20_Contents"><text:span text:style-name="T2">défini manuellement via </text:span><text:span text:style-name="Source_20_Text"><text:span text:style-name="T2">psql</text:span></text:span></text:p>
          </table:table-cell>
        </table:table-row>
      </table:table>
      <text:p text:style-name="P11"/>
      <text:h text:style-name="P12" text:outline-level="2">✅ Prochaine étape proposée</text:h>
      <text:p text:style-name="P15">Souhaites-tu que je t’aide à :</text:p>
      <text:list text:style-name="L5">
        <text:list-item>
          <text:p text:style-name="P21">Créer ta base et utilisateur via pgAdmin ?</text:p>
        </text:list-item>
        <text:list-item>
          <text:p text:style-name="P22"><text:span text:style-name="T2">Configurer Sequelize (</text:span><text:span text:style-name="Source_20_Text"><text:span text:style-name="T2">sequelize.init</text:span></text:span><text:span text:style-name="T2">, fichier </text:span><text:span text:style-name="Source_20_Text"><text:span text:style-name="T2">config/database.js</text:span></text:span><text:span text:style-name="T2">, etc.) ?</text:span></text:p>
        </text:list-item>
        <text:list-item>
          <text:p text:style-name="P21">Tester une connexion à la BDD avec Node.js ?</text:p>
        </text:list-item>
      </text:list>
      <text:p text:style-name="Text_20_body"><text:span text:style-name="T2">Je suis prêt à te guider pas à pas.<text:line-break/><text:line-break/><text:line-break/></text:span><text:span text:style-name="T3">Autres : correction de l’address a pgAdmin via http en ajouter / a la fin de l’url dans le fichier .conf<text:line-break/>activation de postgreSQL apres installation de desable vers enable, et installation MySQLlite3 sur le server ubuntu. Puis configuration de Apache2 pour l’access a pgAdmin via le navigateur </text:span></text:p>
      <text:p text:style-name="P10"><text:span text:style-name="T3">Merci pour ces informations ! Tu es très proche du but. Voici l’analyse et les étapes pour finaliser la configuration :</text:span></text:p>
      <text:p text:style-name="Horizontal_20_Line"/>
      <text:h text:style-name="Heading_20_3" text:outline-level="3">✅ Ce qui est déjà bon :</text:h>
      <text:list text:style-name="L6">
        <text:list-item>
          <text:p text:style-name="P23">✅ L'utilisateur <text:span text:style-name="Strong_20_Emphasis"><text:span text:style-name="Source_20_Text">priceradmin</text:span></text:span> existe dans PostgreSQL.</text:p>
        </text:list-item>
        <text:list-item>
          <text:p text:style-name="P23">✅ La base de données <text:span text:style-name="Strong_20_Emphasis"><text:span text:style-name="Source_20_Text">priceradb25</text:span></text:span> existe.</text:p>
        </text:list-item>
        <text:list-item>
          <text:p text:style-name="P23">✅ <text:span text:style-name="Source_20_Text">priceradmin</text:span> a des droits <text:span text:style-name="Strong_20_Emphasis">CTc/postgres</text:span> sur la base (ce qui signifie <text:span text:style-name="Strong_20_Emphasis">Connect, Temporary, create</text:span>).</text:p>
        </text:list-item>
      </text:list>
      <text:p text:style-name="Horizontal_20_Line"/>
      <text:h text:style-name="Heading_20_3" text:outline-level="3">⚠️ Ce qui manque ou pourrait poser problème :</text:h>
      <text:list text:style-name="L7">
        <text:list-item>
          <text:p text:style-name="P24"><text:span text:style-name="Strong_20_Emphasis">Le propriétaire de la base </text:span><text:span text:style-name="Strong_20_Emphasis"><text:span text:style-name="Source_20_Text">priceradb25</text:span></text:span><text:span text:style-name="Strong_20_Emphasis"> est </text:span><text:span text:style-name="Strong_20_Emphasis"><text:span text:style-name="Source_20_Text">postgres</text:span></text:span>, pas <text:span text:style-name="Source_20_Text">priceradmin</text:span>.<text:line-break/>Ce n’est pas forcément bloquant, mais <text:span text:style-name="Strong_20_Emphasis"><text:span text:style-name="Source_20_Text">priceradmin</text:span></text:span><text:span text:style-name="Strong_20_Emphasis"> pourrait manquer de droits sur certains objets</text:span> (tables, schémas, etc.).</text:p>
        </text:list-item>
        <text:list-item>
          <text:p text:style-name="P24"><text:span text:style-name="Strong_20_Emphasis">Le rôle </text:span><text:span text:style-name="Strong_20_Emphasis"><text:span text:style-name="Source_20_Text">priceradmin</text:span></text:span><text:span text:style-name="Strong_20_Emphasis"> n’a aucun attribut (pas de CREATEDB, LOGIN, etc.)</text:span>.<text:line-break/>➤ S’il n’a pas <text:span text:style-name="Source_20_Text">LOGIN</text:span>, il ne peut <text:span text:style-name="Strong_20_Emphasis">pas se connecter</text:span> via Sequelize.</text:p>
        </text:list-item>
      </text:list>
      <text:p text:style-name="Horizontal_20_Line"/>
      <text:h text:style-name="Heading_20_3" text:outline-level="3">✅ Étapes à faire maintenant</text:h>
      <text:h text:style-name="Heading_20_4" text:outline-level="4">1. ✅ Donne le droit de <text:span text:style-name="Strong_20_Emphasis">connexion (LOGIN)</text:span> à <text:span text:style-name="Source_20_Text">priceradmin</text:span> :</text:h>
      <text:p text:style-name="Text_20_body">Toujours dans <text:span text:style-name="Source_20_Text">psql</text:span> :</text:p>
      <text:p text:style-name="P2"><text:span text:style-name="Source_20_Text">ALTER ROLE priceradmin WITH LOGIN;</text:span></text:p>
      <text:p text:style-name="Horizontal_20_Line"/>
      <text:h text:style-name="Heading_20_4" text:outline-level="4">2. (Optionnel mais recommandé) Donne à <text:span text:style-name="Source_20_Text">priceradmin</text:span> les droits complets sur la base :</text:h>
      <text:p text:style-name="P2"><text:span text:style-name="Source_20_Text">ALTER DATABASE priceradb25 OWNER TO priceradmin;</text:span></text:p>
      <text:p text:style-name="Text_20_body">OU bien accorde manuellement les privilèges :</text:p>
      <text:p text:style-name="P2"><text:span text:style-name="Source_20_Text">GRANT ALL PRIVILEGES ON DATABASE priceradb25 TO priceradmin;</text:span></text:p>
      <text:p text:style-name="Horizontal_20_Line"/>
      <text:h text:style-name="Heading_20_4" text:outline-level="4">3. ✅ Vérifie les droits sur le schéma <text:span text:style-name="Source_20_Text">public</text:span> :</text:h>
      <text:p text:style-name="Text_20_body">Connecte-toi à la base :</text:p>
      <text:p text:style-name="P2"><text:span text:style-name="Source_20_Text">\c priceradb25</text:span></text:p>
      <text:p text:style-name="Text_20_body">Puis :</text:p>
      <text:p text:style-name="Preformatted_20_Text"><text:span text:style-name="Source_20_Text">GRANT USAGE ON SCHEMA public TO priceradmin;</text:span></text:p>
      <text:p text:style-name="P2"><text:span text:style-name="Source_20_Text">GRANT CREATE ON SCHEMA public TO priceradmin;</text:span></text:p>
      <text:p text:style-name="Horizontal_20_Line"><text:soft-page-break/></text:p>
      <text:h text:style-name="Heading_20_3" text:outline-level="3">Résumé rapide :</text:h>
      <text:p text:style-name="Preformatted_20_Text"><text:span text:style-name="Source_20_Text">ALTER ROLE priceradmin WITH LOGIN;</text:span></text:p>
      <text:p text:style-name="Preformatted_20_Text"><text:span text:style-name="Source_20_Text">ALTER DATABASE priceradb25 OWNER TO priceradmin;</text:span></text:p>
      <text:p text:style-name="Preformatted_20_Text"><text:span text:style-name="Source_20_Text">\c priceradb25</text:span></text:p>
      <text:p text:style-name="Preformatted_20_Text"><text:span text:style-name="Source_20_Text">GRANT USAGE ON SCHEMA public TO priceradmin;</text:span></text:p>
      <text:p text:style-name="P2"><text:span text:style-name="Source_20_Text">GRANT CREATE ON SCHEMA public TO priceradmin;</text:span></text:p>
      <text:p text:style-name="Horizontal_20_Line"/>
      <text:p text:style-name="Text_20_body">Quand tout cela est fait, <text:span text:style-name="Strong_20_Emphasis">relance ton app Node.js</text:span> et elle devrait se connecter correctement à PostgreSQL via Sequelize.</text:p>
      <text:p text:style-name="Text_20_body">Souhaites-tu que je t'aide à tester la connexion Node.js étape par étape ensuite ?</text:p>
      <text:p text:style-name="Text_20_body"><text:span text:style-name="T3"/></text:p>
      <text:p text:style-name="P10"><text:span text:style-name="T3">Oui, </text:span><text:span text:style-name="Strong_20_Emphasis"><text:span text:style-name="T3">les utilisateurs de ton système Ubuntu</text:span></text:span><text:span text:style-name="T3"> et </text:span><text:span text:style-name="Strong_20_Emphasis"><text:span text:style-name="T3">les utilisateurs de ton SGBD PostgreSQL</text:span></text:span><text:span text:style-name="T3"> sont totalement </text:span><text:span text:style-name="Strong_20_Emphasis"><text:span text:style-name="T3">indépendants</text:span></text:span><text:span text:style-name="T3">.</text:span></text:p>
      <text:p text:style-name="Horizontal_20_Line"/>
      <text:h text:style-name="Heading_20_3" text:outline-level="3">🔑 Explication claire :</text:h>
      <text:list text:style-name="L8">
        <text:list-item>
          <text:p text:style-name="P25"><text:span text:style-name="Strong_20_Emphasis">Les utilisateurs système Ubuntu</text:span> (ceux listés avec <text:span text:style-name="Source_20_Text">cat /etc/passwd</text:span>) sont les comptes du système (comme <text:span text:style-name="Source_20_Text">root</text:span>, <text:span text:style-name="Source_20_Text">imediatis</text:span>, <text:span text:style-name="Source_20_Text">whatsapp</text:span>, etc.).</text:p>
        </text:list-item>
        <text:list-item>
          <text:p text:style-name="P25"><text:span text:style-name="Strong_20_Emphasis">Les utilisateurs PostgreSQL</text:span> sont des comptes <text:span text:style-name="Strong_20_Emphasis">internes à PostgreSQL</text:span> qui doivent être créés <text:span text:style-name="Strong_20_Emphasis">dans PostgreSQL lui-même</text:span> via la commande <text:span text:style-name="Source_20_Text">CREATE USER</text:span>.</text:p>
        </text:list-item>
      </text:list>
      <text:p text:style-name="Horizontal_20_Line"/>
      <text:h text:style-name="Heading_20_3" text:outline-level="3">📌 Dans ton cas :</text:h>
      <text:p text:style-name="Text_20_body">Ta chaîne de connexion utilise cet utilisateur :</text:p>
      <text:p text:style-name="P2"><text:span text:style-name="Source_20_Text">'priceradmin'</text:span></text:p>
      <text:p text:style-name="Text_20_body">Donc il <text:span text:style-name="Strong_20_Emphasis">faut que cet utilisateur PostgreSQL existe dans ton serveur PostgreSQL</text:span>, <text:span text:style-name="Strong_20_Emphasis">et qu’il ait accès à la base </text:span><text:span text:style-name="Strong_20_Emphasis"><text:span text:style-name="Source_20_Text">priceradb25</text:span></text:span>.</text:p>
      <text:p text:style-name="Horizontal_20_Line"/>
      <text:h text:style-name="Heading_20_2" text:outline-level="2">✅ Étapes pour corriger</text:h>
      <text:h text:style-name="Heading_20_3" text:outline-level="3">1. Ouvre PostgreSQL en tant que superutilisateur :</text:h>
      <text:p text:style-name="P2"><text:span text:style-name="Source_20_Text">sudo -u postgres psql</text:span></text:p>
      <text:h text:style-name="Heading_20_3" text:outline-level="3">2. Vérifie que l’utilisateur <text:span text:style-name="Source_20_Text">priceradmin</text:span> existe :</text:h>
      <text:p text:style-name="P2"><text:span text:style-name="Source_20_Text">\du</text:span></text:p>
      <text:p text:style-name="Text_20_body">S’il n’apparaît pas, crée-le :</text:p>
      <text:p text:style-name="P2"><text:span text:style-name="Source_20_Text">CREATE USER priceradmin WITH PASSWORD 'MonMotDePasseSecurise123!';</text:span></text:p>
      <text:p text:style-name="Horizontal_20_Line"/>
      <text:h text:style-name="Heading_20_3" text:outline-level="3">3. Vérifie que la base <text:span text:style-name="Source_20_Text">priceradb25</text:span> existe :</text:h>
      <text:p text:style-name="P2"><text:span text:style-name="Source_20_Text">\l</text:span></text:p>
      <text:p text:style-name="Text_20_body">Sinon, crée-la :</text:p>
      <text:p text:style-name="P2"><text:span text:style-name="Source_20_Text">CREATE DATABASE priceradb25 OWNER priceradmin;</text:span></text:p>
      <text:p text:style-name="Horizontal_20_Line"/>
      <text:h text:style-name="Heading_20_3" text:outline-level="3">4. Accorde les permissions sur le schéma <text:span text:style-name="Source_20_Text">public</text:span> :</text:h>
      <text:p text:style-name="Text_20_body">Connecte-toi à la base :</text:p>
      <text:p text:style-name="P2"><text:soft-page-break/><text:span text:style-name="Source_20_Text">\c priceradb25</text:span></text:p>
      <text:p text:style-name="Text_20_body">Puis donne les permissions :</text:p>
      <text:p text:style-name="Preformatted_20_Text"><text:span text:style-name="Source_20_Text">GRANT USAGE ON SCHEMA public TO priceradmin;</text:span></text:p>
      <text:p text:style-name="Preformatted_20_Text"><text:span text:style-name="Source_20_Text">GRANT CREATE ON SCHEMA public TO priceradmin;</text:span></text:p>
      <text:p text:style-name="P2"><text:span text:style-name="Source_20_Text">GRANT ALL PRIVILEGES ON DATABASE priceradb25 TO priceradmin;</text:span></text:p>
      <text:p text:style-name="Horizontal_20_Line"/>
      <text:h text:style-name="Heading_20_3" text:outline-level="3">5. Quitte PostgreSQL :</text:h>
      <text:p text:style-name="P2"><text:span text:style-name="Source_20_Text">\q</text:span></text:p>
      <text:p text:style-name="Horizontal_20_Line"/>
      <text:h text:style-name="Heading_20_3" text:outline-level="3">✅ Résumé :</text:h>
      <text:p text:style-name="Text_20_body">Ta config Sequelize est correcte <text:span text:style-name="Strong_20_Emphasis">seulement si</text:span> :</text:p>
      <text:list text:style-name="L9">
        <text:list-item>
          <text:p text:style-name="P26">L’utilisateur <text:span text:style-name="Source_20_Text">priceradmin</text:span> existe dans PostgreSQL.</text:p>
        </text:list-item>
        <text:list-item>
          <text:p text:style-name="P26">Il a le mot de passe que tu as mis dans le code.</text:p>
        </text:list-item>
        <text:list-item>
          <text:p text:style-name="P26">Il a bien les droits sur la base <text:span text:style-name="Source_20_Text">priceradb25</text:span>.</text:p>
        </text:list-item>
      </text:list>
      <text:p text:style-name="Horizontal_20_Line"/>
      <text:p text:style-name="Text_20_body">Souhaites-tu que je te donne <text:span text:style-name="Strong_20_Emphasis">toutes les commandes PostgreSQL à copier/coller d’un coup</text:span> pour créer correctement tout cela ?</text:p>
      <text:p text:style-name="Text_20_body"><text:span text:style-name="T3"/></text:p>
      <text:p text:style-name="P10"><text:span text:style-name="T3">Pour voir les </text:span><text:span text:style-name="Strong_20_Emphasis"><text:span text:style-name="T3">utilisateurs autorisés de ton serveur Ubuntu</text:span></text:span><text:span text:style-name="T3">, et </text:span><text:span text:style-name="Strong_20_Emphasis"><text:span text:style-name="T3">non ceux de PostgreSQL</text:span></text:span><text:span text:style-name="T3">, tu peux procéder de plusieurs manières selon ce que tu cherches exactement (utilisateurs système, utilisateurs ayant accès SSH, etc.).</text:span></text:p>
      <text:p text:style-name="Horizontal_20_Line"/>
      <text:h text:style-name="Heading_20_2" text:outline-level="2">🔍 1. <text:span text:style-name="Strong_20_Emphasis">Lister tous les utilisateurs système (y compris les services)</text:span></text:h>
      <text:p text:style-name="P2"><text:span text:style-name="Source_20_Text">cat /etc/passwd</text:span></text:p>
      <text:p text:style-name="Text_20_body">Cela va afficher tous les utilisateurs (même ceux qui ne peuvent pas se connecter comme les utilisateurs de service).<text:line-break/>Exemple de lignes :</text:p>
      <text:p text:style-name="Preformatted_20_Text"><text:span text:style-name="Source_20_Text">root:x:0:0:root:/root:/bin/bash</text:span></text:p>
      <text:p text:style-name="P2"><text:span text:style-name="Source_20_Text">john:x:1001:1001:John Doe,,,:/home/john:/bin/bash</text:span></text:p>
      <text:p text:style-name="Horizontal_20_Line"/>
      <text:h text:style-name="Heading_20_2" text:outline-level="2">🔐 2. <text:span text:style-name="Strong_20_Emphasis">Lister les utilisateurs ayant un shell valide (donc connectables)</text:span></text:h>
      <text:p text:style-name="P2"><text:span text:style-name="Source_20_Text">grep -E '/bin/bash|/bin/sh' /etc/passwd</text:span></text:p>
      <text:p text:style-name="Text_20_body">Cela montre uniquement les utilisateurs qui peuvent se connecter.</text:p>
      <text:p text:style-name="Horizontal_20_Line"/>
      <text:h text:style-name="Heading_20_2" text:outline-level="2">✅ 3. <text:span text:style-name="Strong_20_Emphasis">Lister les utilisateurs du groupe </text:span><text:span text:style-name="Strong_20_Emphasis"><text:span text:style-name="Source_20_Text">sudo</text:span></text:span><text:span text:style-name="Strong_20_Emphasis"> (ceux avec droits administrateur)</text:span></text:h>
      <text:p text:style-name="P2"><text:span text:style-name="Source_20_Text">getent group sudo</text:span></text:p>
      <text:p text:style-name="Horizontal_20_Line"/>
      <text:h text:style-name="Heading_20_2" text:outline-level="2">🔐 4. <text:span text:style-name="Strong_20_Emphasis">Lister les utilisateurs ayant accès SSH</text:span></text:h>
      <text:p text:style-name="Text_20_body">En général, si un utilisateur a un shell (<text:span text:style-name="Source_20_Text">/bin/bash</text:span>) et une clé SSH dans <text:span text:style-name="Source_20_Text">~/.ssh/authorized_keys</text:span>, il peut se connecter en SSH.</text:p>
      <text:p text:style-name="Text_20_body">Tu peux vérifier les clés SSH de chaque utilisateur :</text:p>
      <text:p text:style-name="P2"><text:span text:style-name="Source_20_Text">cat /home/nom_utilisateur/.ssh/authorized_keys</text:span></text:p>
      <text:p text:style-name="Horizontal_20_Line"/>
      <text:h text:style-name="Heading_20_2" text:outline-level="2">👤 5. <text:span text:style-name="Strong_20_Emphasis">Lister les utilisateurs connectés actuellement</text:span></text:h>
      <text:p text:style-name="P2"><text:span text:style-name="Source_20_Text">who</text:span></text:p>
      <text:p text:style-name="Text_20_body">ou</text:p>
      <text:p text:style-name="P2"><text:soft-page-break/><text:span text:style-name="Source_20_Text">w</text:span></text:p>
      <text:p text:style-name="Horizontal_20_Line"/>
      <text:h text:style-name="Heading_20_2" text:outline-level="2">🚫 6. <text:span text:style-name="Strong_20_Emphasis">Pour vérifier si un utilisateur existe spécifiquement :</text:span></text:h>
      <text:p text:style-name="P2"><text:span text:style-name="Source_20_Text">id nom_utilisateur</text:span></text:p>
      <text:p text:style-name="Text_20_body">S’il existe, tu verras ses UID, GID et groupes. Sinon tu verras :</text:p>
      <text:p text:style-name="P2"><text:span text:style-name="Source_20_Text">id: « nom_utilisateur »: no such user</text:span></text:p>
      <text:p text:style-name="Horizontal_20_Line"/>
      <text:p text:style-name="Text_20_body">Souhaites-tu que je t’aide à comparer cela avec les utilisateurs dans <text:span text:style-name="Strong_20_Emphasis">PostgreSQL</text:span>, ou tu penses que le problème vient uniquement du <text:span text:style-name="Strong_20_Emphasis">système Ubuntu</text:span> (ex. : utilisateur non autorisé à se connecter) ?</text:p>
      <text:p text:style-name="Text_20_body"><text:span text:style-name="T3"/></text:p>
      <text:p text:style-name="P10"><text:span text:style-name="T3">L’erreur que tu rencontres :</text:span></text:p>
      <text:p text:style-name="P2"><text:span text:style-name="Source_20_Text">permission denied for schema public</text:span></text:p>
      <text:p text:style-name="Text_20_body">signifie que <text:span text:style-name="Strong_20_Emphasis">l'utilisateur de ta base de données PostgreSQL n’a pas les droits nécessaires pour créer des tables dans le schéma </text:span><text:span text:style-name="Strong_20_Emphasis"><text:span text:style-name="Source_20_Text">public</text:span></text:span>.</text:p>
      <text:p text:style-name="Horizontal_20_Line"/>
      <text:h text:style-name="Heading_20_3" text:outline-level="3">🔍 Concrètement :</text:h>
      <text:p text:style-name="Text_20_body">Ton application essaie de créer une table <text:span text:style-name="Source_20_Text">country</text:span> avec Sequelize, mais PostgreSQL bloque l’opération à cause d’un <text:span text:style-name="Strong_20_Emphasis">manque de permissions</text:span>.</text:p>
      <text:p text:style-name="Horizontal_20_Line"/>
      <text:h text:style-name="Heading_20_2" text:outline-level="2">✅ Solution : Accorder les bonnes permissions</text:h>
      <text:h text:style-name="Heading_20_3" text:outline-level="3">1. Connecte-toi à PostgreSQL en tant que superutilisateur :</text:h>
      <text:p text:style-name="P2"><text:span text:style-name="Source_20_Text">sudo -u postgres psql</text:span></text:p>
      <text:h text:style-name="Heading_20_3" text:outline-level="3">2. Accorde les droits à ton utilisateur (remplace <text:span text:style-name="Source_20_Text">ton_utilisateur</text:span> par le nom réel de ton utilisateur PostgreSQL) :</text:h>
      <text:p text:style-name="P2"><text:span text:style-name="Source_20_Text">GRANT ALL PRIVILEGES ON SCHEMA public TO ton_utilisateur;</text:span></text:p>
      <text:p text:style-name="Text_20_body">Exemple :</text:p>
      <text:p text:style-name="P2"><text:span text:style-name="Source_20_Text">GRANT ALL PRIVILEGES ON SCHEMA public TO whatsappuser;</text:span></text:p>
      <text:p text:style-name="Text_20_body">Tu peux aussi donner les droits de création de tables :</text:p>
      <text:p text:style-name="P2"><text:span text:style-name="Source_20_Text">ALTER SCHEMA public OWNER TO ton_utilisateur;</text:span></text:p>
      <text:h text:style-name="Heading_20_3" text:outline-level="3">3. Vérifie les rôles si nécessaire :</text:h>
      <text:p text:style-name="P2"><text:span text:style-name="Source_20_Text">\du</text:span></text:p>
      <text:p text:style-name="Horizontal_20_Line"/>
      <text:h text:style-name="Heading_20_2" text:outline-level="2">🔄 Puis relance ton serveur :</text:h>
      <text:p text:style-name="P2"><text:span text:style-name="Source_20_Text">node server.js</text:span></text:p>
      <text:p text:style-name="Horizontal_20_Line"/>
      <text:h text:style-name="Heading_20_2" text:outline-level="2">💡 Conseil</text:h>
      <text:p text:style-name="Text_20_body">Si possible, crée un rôle avec les privilèges suffisants dès le départ ou exécute la commande <text:span text:style-name="Source_20_Text">sync</text:span> uniquement avec un utilisateur ayant les droits nécessaires (comme lors des migrations).</text:p>
      <text:p text:style-name="Horizontal_20_Line"/>
      <text:p text:style-name="Text_20_body"><text:soft-page-break/>Si tu veux que je t’aide à faire ça étape par étape selon ton utilisateur et ta base actuelle, envoie-moi :</text:p>
      <text:list text:style-name="L10">
        <text:list-item>
          <text:p text:style-name="P27">Le nom de la base de données PostgreSQL que tu utilises</text:p>
        </text:list-item>
        <text:list-item>
          <text:p text:style-name="P27">Le nom de l'utilisateur configuré dans Sequelize (<text:span text:style-name="Source_20_Text">username</text:span> dans ton <text:span text:style-name="Source_20_Text">config.js</text:span> ou <text:span text:style-name="Source_20_Text">.env</text:span>)</text:p>
        </text:list-item>
      </text:list>
      <text:p text:style-name="Text_20_body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7:38:46.998784132</meta:creation-date>
    <dc:date>2025-06-03T11:22:47.977079372</dc:date>
    <meta:editing-duration>PT52M14S</meta:editing-duration>
    <meta:editing-cycles>3</meta:editing-cycles>
    <meta:generator>LibreOffice/24.8.4.2$MacOSX_X86_64 LibreOffice_project/bb3cfa12c7b1bf994ecc5649a80400d06cd71002</meta:generator>
    <meta:document-statistic meta:table-count="1" meta:image-count="0" meta:object-count="0" meta:page-count="18" meta:paragraph-count="373" meta:word-count="2295" meta:character-count="15116" meta:non-whitespace-character-count="12924"/>
  </office:meta>
</office:document-meta>
</file>